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officeooo:rsid="0005b394" officeooo:paragraph-rsid="0005b394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c9211e" fo:font-size="24pt" fo:font-weight="bold" officeooo:rsid="0005b394" officeooo:paragraph-rsid="0005b394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5b394" officeooo:paragraph-rsid="0005b394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6e28e" officeooo:paragraph-rsid="0006e28e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08f612" officeooo:paragraph-rsid="0008f612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02124" style:font-name="arial" fo:font-size="12pt" fo:letter-spacing="normal" fo:font-weight="normal" officeooo:rsid="0005b394"/>
    </style:style>
    <style:style style:name="T3" style:family="text">
      <style:text-properties fo:font-variant="normal" fo:text-transform="none" fo:color="#202124" style:font-name="Liberation Serif" fo:font-size="12pt" fo:letter-spacing="normal" fo:font-weight="normal" officeooo:rsid="0005b394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tiquetas HTML</text:p>
      <text:p text:style-name="P1">Carlos Crespo</text:p>
      <text:p text:style-name="P1"/>
      <text:p text:style-name="P1"/>
      <text:p text:style-name="P3"><text:span text:style-name="T1">&lt;html&gt; :</text:span> Indican el inicio y el final del documento HTML.</text:p>
      <text:p text:style-name="P3"/>
      <text:p text:style-name="P3"><text:span text:style-name="T1">&lt;head&gt; : </text:span>Indican el comienzo y el final de la sección HEAD en HTML, ahí van cosas <text:tab/><text:tab/> <text:s text:c="7"/>como &lt;link&gt;, &lt;meta&gt;s…</text:p>
      <text:p text:style-name="P3"/>
      <text:p text:style-name="P3"/>
      <text:p text:style-name="P3"><text:span text:style-name="T1">&lt;body&gt; y &lt;/body&gt;:</text:span> Indican el comienzo y el final de la sección body de HTML, ahí van cosas como &lt;p&gt;, &lt;img&gt;, todo lo que es cuerpo del documento.</text:p>
      <text:p text:style-name="P3"/>
      <text:p text:style-name="P3"/>
      <text:p text:style-name="P3"><text:span text:style-name="T1">&lt;p&gt;:</text:span> Etiqueta de texto plano (sin formato). </text:p>
      <text:p text:style-name="P3"/>
      <text:p text:style-name="P3"><text:span text:style-name="T1">&lt;img src= “ruta img” alt= “nombre que quieres que salga si no se puede ver img”&gt;:</text:span> Imágenes</text:p>
      <text:p text:style-name="P3"/>
      <text:p text:style-name="P3"><text:span text:style-name="T1">&lt;address&gt; </text:span>Sirve para darle un formato especial al texto (funciona como p pero con formato especial) que es con fuente itálica y en el pie de página</text:p>
      <text:p text:style-name="P3"/>
      <text:p text:style-name="P3"><text:span text:style-name="T1">&lt;span&gt;:</text:span> Sirve para darle un formato a una parte concreta de un &lt;p&gt; o &lt;address&gt;… </text:p>
      <text:p text:style-name="P3"/>
      <text:p text:style-name="P3"><text:span text:style-name="T1">&lt;div&gt;:</text:span> Sirve para dividir el documento en secciones y además puedes darle clases.</text:p>
      <text:p text:style-name="P3"/>
      <text:p text:style-name="P3">Como div era muy lioso surgieron:</text:p>
      <text:p text:style-name="P3"/>
      <text:p text:style-name="P3"><text:span text:style-name="T1">&lt;nav&gt;: </text:span>Apartado del menú de navegación (Home, Forums, Support…).</text:p>
      <text:p text:style-name="P3"/>
      <text:p text:style-name="P3"><text:span text:style-name="T1">&lt;section&gt;:</text:span> Para indicar la sección de un documento.</text:p>
      <text:p text:style-name="P3"/>
      <text:p text:style-name="P3"><text:span text:style-name="T1">&lt;article&gt;: </text:span>Para indicar un artículo de una sección.</text:p>
      <text:p text:style-name="P3"/>
      <text:p text:style-name="P3"><text:span text:style-name="T1">&lt;footer&gt;: </text:span>Para indicar el pie de página de un documento HTML.</text:p>
      <text:p text:style-name="P3"/>
      <text:p text:style-name="P4"><text:span text:style-name="T1">&lt;main:&gt;</text:span><text:span text:style-name="T2"> </text:span><text:span text:style-name="T3">representa el contenido principal del &lt;body&gt;</text:span></text:p>
      <text:p text:style-name="P3"/>
      <text:p text:style-name="P4"><text:span text:style-name="T1">&lt;link&gt;:</text:span> Sirve para enlazar la hoja CSS con tu documento HTML.</text:p>
      <text:p text:style-name="P4"/>
      <text:p text:style-name="P4"><text:span text:style-name="T1">&lt;meta&gt;: </text:span>Para aporta información al documento. Por ejemplo, &lt;meta charset UTF-8&gt; te deja poner acentos</text:p>
      <text:p text:style-name="P4"/>
      <text:p text:style-name="P4"><text:span text:style-name="T1">&lt;h1 — h6&gt;: </text:span>Sirve para dar formato a un texto, cuanto mayor el número menor es el size del texto. Se usa para encabezados.</text:p>
      <text:p text:style-name="P4"/>
      <text:p text:style-name="P4"><text:span text:style-name="T1">&lt;tittle&gt;: </text:span>Para establecer el título de tu página web, eso que sale arriba en el navegador.</text:p>
      <text:p text:style-name="P4"/>
      <text:p text:style-name="P4"><text:span text:style-name="T1">&lt;br&gt;: </text:span>Hacer un salto de línea.</text:p>
      <text:p text:style-name="P4"/>
      <text:p text:style-name="P4"><text:span text:style-name="T1">&lt;hr&gt;: </text:span>Hacer un salto de línea y agregar en el salto, de forma horizontal, una línea fina de separación.</text:p>
      <text:p text:style-name="P5"><text:soft-page-break/>&lt;script&gt;:<text:span text:style-name="T4"> Indicar el inicio de un script</text:span></text:p>
      <text:p text:style-name="P5"><text:span text:style-name="T4"/></text:p>
      <text:p text:style-name="P5">&lt;label&gt;: <text:span text:style-name="T4">Hacer un “formulario”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5:04:27.367651424</meta:creation-date>
    <dc:date>2021-11-25T09:17:39.870752347</dc:date>
    <meta:editing-duration>PT48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292" meta:character-count="1672" meta:non-whitespace-character-count="1391"/>
  </office:meta>
</office:document-meta>
</file>